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Result</text:p>
          </table:table-cell>
          <table:table-cell office:value-type="string">
            <text:p>message, is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go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Types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Query</text:p>
          </table:table-cell>
          <table:table-cell office:value-type="string">
            <text:p>type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estroyQuery</text:p>
          </table:table-cell>
          <table:table-cell office:value-type="string">
            <text:p>object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stroy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Object</text:p>
          </table:table-cell>
          <table:table-cell office:value-type="string">
            <text:p>objectId, spaceship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Position</text:p>
          </table:table-cell>
          <table:table-cell office:value-type="string">
            <text:p>spaceship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Propellers</text:p>
          </table:table-cell>
          <table:table-cell office:value-type="string">
            <text:p>spaceship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Spaceship</text:p>
          </table:table-cell>
          <table:table-cell office:value-type="string">
            <text:p>Data = spaceship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Groups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TypesDefinition</text:p>
          </table:table-cell>
          <table:table-cell office:value-type="string">
            <text:p>id, name, max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ItemQuery</text:p>
          </table:table-cell>
          <table:table-cell office:value-type="string">
            <text:p>itemId, buildingId, slotGroup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Item</text:p>
          </table:table-cell>
          <table:table-cell office:value-type="string">
            <text:p>spaceshipId, itemId, targetBuildingId, targetSlotGroupId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chieveBuildingQuery</text:p>
          </table:table-cell>
          <table:table-cell office:value-type="string">
            <text:p>Data = building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chieveBuilding</text:p>
          </table:table-cell>
          <table:table-cell office:value-type="string">
            <text:p>spaceshipId, building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ItemsStates</text:p>
          </table:table-cell>
          <table:table-cell office:value-type="string">
            <text:p>spaceshipId, items = object(itemId, newItemState, buildingId)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ableBuildings</text:p>
          </table:table-cell>
          <table:table-cell office:value-type="string">
            <text:p>spaceshipId, buildingIds</text:p>
          </table:table-cell>
        </table:table-row>
        <table:table-row table:style-name="ro2" table:number-rows-repeated="1048547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0000-00-00T19:10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8-09T19:14:23</dc:date>
    <meta:editing-duration>PT2H50M27S</meta:editing-duration>
    <meta:editing-cycles>42</meta:editing-cycles>
    <meta:document-statistic meta:table-count="1" meta:cell-count="78" meta:object-count="0"/>
  </office:meta>
</office:document-meta>
</file>